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8pt"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istentialism</text:p>
      <text:p text:style-name="P1"/>
      <text:p text:style-name="P1">As noted elsewhere, my Christian Pentecostal friends may regard the use of even the word ...philosophy as a sign of my infidelity.</text:p>
      <text:p text:style-name="P1"/>
      <text:p text:style-name="P1">For me though as soon as one has spoken a non Biblical word or sentence one is already in the realm of hermeneutics and philosophy. It is unavoidable in my view. If ,as a work colleague said many years ago about the game <text:s/>of football, it is a game of opinions. I think this applies in spades for philosophy and religion. And to put it perhaps more politely still, opinions are like armpits,everyone has them. And perhaps if someone has two Phd's in a subject, does that mean they are given uncritical acceptance? Or if someone has the backing of the heirarchy or is even thought to be “annointed” by the Holy Spirit, again does that mean uncritical acceptance is given?</text:p>
      <text:p text:style-name="P1"/>
      <text:p text:style-name="P1">If ultimately there is no authority at all....or really the only authority can come from the back up of the evidence. Eg perhaps I am on reasonably solid ground if I assert the speed of light in a vacuum is approximately 300000kph. However I may not be on certain ground if I say that God does not allow women to speak in the assemblies of the saints. But of course some would affirm it , and others of course would deny it. Each side of course giving the “proof” of the authority of the written Holy Scriptures. Or in politics and economics(the dismal science!), tarrifs for some are good for others bad. Or assisted dying is good for others bad. <text:s/></text:p>
      <text:p text:style-name="P1"/>
      <text:p text:style-name="P1">If however there is a Holy God then things might change. Of course if there is no God and therefore no moral absolutes, then I guess nothing matters. Nothing makes a difference. But if there is a Creator God.....</text:p>
      <text:p text:style-name="P1"/>
      <text:p text:style-name="P1">This is the ultimate question. But not many seem to ask it. But I do. Philosophy. And then of course Theology. These two <text:soft-page-break/>disciplines were once reckoned to be the King and Queen of the Sciences. But if we are to go down the science route. What is a science? Surely it has something to do with verification and empirical data? Who decides and adjudicates? Whence cometh the Authority?</text:p>
      <text:p text:style-name="P1">Some people turn to the Roman Church to settle the question of Authority. Roman Catholicism has all the answers to all lifes problem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11-05T13:37:46.05</meta:creation-date>
    <dc:date>2024-12-15T11:10:22.61</dc:date>
    <meta:editing-duration>PT2H30M51S</meta:editing-duration>
    <meta:editing-cycles>4</meta:editing-cycles>
    <meta:generator>OpenOffice/4.1.15$Win32 OpenOffice.org_project/4115m2$Build-9813</meta:generator>
    <meta:document-statistic meta:table-count="0" meta:image-count="0" meta:object-count="0" meta:page-count="2" meta:paragraph-count="7" meta:word-count="395" meta:character-count="2191"/>
  </office:meta>
</office:document-meta>
</file>